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f0f" officeooo:paragraph-rsid="001f8f0f"/>
    </style:style>
    <style:style style:name="P2" style:family="paragraph" style:parent-style-name="Preformatted_20_Text">
      <style:text-properties officeooo:rsid="001f8f0f" officeooo:paragraph-rsid="001f8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bazy danych dodac:</text:p>
      <text:p text:style-name="P2"><text:span text:style-name="Source_20_Text">SET @@global.sql_mode= 'NO_AUTO_CREATE_USER,NO_ENGINE_SUBSTITUTION';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3:19:05.502436199</meta:creation-date>
    <meta:generator>LibreOffice/5.4.2.2$Linux_X86_64 LibreOffice_project/40m0$Build-2</meta:generator>
    <dc:date>2018-01-13T23:20:14.051109205</dc:date>
    <meta:editing-duration>PT1M17S</meta:editing-duration>
    <meta:editing-cycles>1</meta:editing-cycles>
    <meta:document-statistic meta:table-count="0" meta:image-count="0" meta:object-count="0" meta:page-count="1" meta:paragraph-count="2" meta:word-count="7" meta:character-count="89" meta:non-whitespace-character-count="84"/>
  </office:meta>
</office:document-meta>
</file>